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CellModel.setHref( String h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getAnchor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getHre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setParams( HashMap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getJavascri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setLinkName( String 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setAction( String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setScopeId( String scop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ge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setJavascript( String java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setAnchorState( State ancho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setValue(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CellModel.getParam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nchorCellModel.get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